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Table1" style:family="table">
      <style:table-properties style:width="18.572cm" fo:margin-left="-1.381cm" table:align="left" style:writing-mode="lr-tb"/>
    </style:style>
    <style:style style:name="Table1.A" style:family="table-column">
      <style:table-column-properties style:column-width="1.307cm"/>
    </style:style>
    <style:style style:name="Table1.B" style:family="table-column">
      <style:table-column-properties style:column-width="6.167cm"/>
    </style:style>
    <style:style style:name="Table1.C" style:family="table-column">
      <style:table-column-properties style:column-width="3.404cm"/>
    </style:style>
    <style:style style:name="Table1.D" style:family="table-column">
      <style:table-column-properties style:column-width="3.184cm"/>
    </style:style>
    <style:style style:name="Table1.E" style:family="table-column">
      <style:table-column-properties style:column-width="4.51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1.386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1.205cm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4ce99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6a0ffc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style="italic" style:font-name-asian="Times New Roman2" style:font-size-asian="14pt" style:font-style-asian="italic" style:font-name-complex="Times New Roman2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en" fo:country="US" fo:font-style="italic" style:font-name-asian="Times New Roman2" style:font-style-asian="italic" style:font-name-complex="Times New Roman2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ru" fo:country="RU" fo:font-style="italic" style:font-name-asian="Times New Roman2" style:font-style-asian="italic" style:font-name-complex="Times New Roman2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language="ru" fo:country="RU" fo:font-style="italic" officeooo:rsid="0019e290" officeooo:paragraph-rsid="0019e290" style:font-name-asian="Times New Roman2" style:font-style-asian="italic" style:font-name-complex="Times New Roman2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language="ru" fo:country="RU" fo:font-weight="bold" style:font-name-asian="Times New Roman2" style:font-weight-asian="bold" style:font-name-complex="Times New Roman2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ru" fo:country="RU" fo:font-style="italic" style:font-name-asian="Times New Roman2" style:font-size-asian="12pt" style:font-style-asian="italic" style:font-name-complex="Times New Roman2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ru" fo:country="RU" style:font-name-asian="Times New Roman2" style:font-size-asian="12pt" style:font-name-complex="Times New Roman2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2" style:font-size-asian="12pt" style:font-weight-asian="bold" style:font-name-complex="Times New Roman2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style:font-name-asian="Times New Roman2" style:font-size-asian="6pt" style:font-name-complex="Times New Roman2" style:font-size-complex="14pt" style:font-weight-complex="bold"/>
    </style:style>
    <style:style style:name="P19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style:font-name-asian="Times New Roman2" style:font-size-asian="12pt" style:font-weight-asian="bold" style:font-name-complex="Times New Roman2"/>
    </style:style>
    <style:style style:name="P20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21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weight="normal" officeooo:rsid="0019e290" officeooo:paragraph-rsid="0019e29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22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weight="normal" officeooo:rsid="001c13df" officeooo:paragraph-rsid="001c13df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23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en" fo:country="US" fo:font-weight="normal" officeooo:rsid="001d1a89" officeooo:paragraph-rsid="00243b4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24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en" fo:country="US" fo:font-weight="normal" officeooo:rsid="001d1a89" officeooo:paragraph-rsid="00424947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25" style:family="paragraph" style:parent-style-name="List_20_Paragraph">
      <style:paragraph-properties fo:margin-left="0.635cm" fo:margin-right="0cm" fo:margin-top="0.423cm" fo:margin-bottom="0cm" loext:contextual-spacing="true" fo:text-indent="0cm" style:auto-text-indent="false"/>
      <style:text-properties fo:color="#000000" style:font-name="Times New Roman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26" style:family="paragraph" style:parent-style-name="List_20_Paragraph">
      <style:paragraph-properties fo:margin-left="0.635cm" fo:margin-right="0cm" fo:margin-top="0.423cm" fo:margin-bottom="0cm" loext:contextual-spacing="true" fo:text-indent="0cm" style:auto-text-indent="false"/>
      <style:text-properties fo:color="#000000" style:font-name="Times New Roman" fo:font-size="14pt" fo:language="ru" fo:country="RU" fo:background-color="transparent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27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" fo:font-size="14pt" fo:language="ru" fo:country="RU" fo:font-style="normal" fo:font-weight="normal" officeooo:rsid="002817ca" officeooo:paragraph-rsid="006abaa6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8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" fo:font-size="14pt" fo:language="ru" fo:country="RU" fo:font-style="normal" fo:font-weight="bold" officeooo:rsid="0019e290" officeooo:paragraph-rsid="006abaa6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P29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" fo:font-size="14pt" fo:language="ru" fo:country="RU" fo:font-style="normal" fo:font-weight="bold" officeooo:rsid="006abaa6" officeooo:paragraph-rsid="006abaa6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P30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style:font-name="Liberation Sans" fo:font-size="14pt" fo:font-weight="normal" officeooo:rsid="0019e290" officeooo:paragraph-rsid="0038ceb4" style:font-size-asian="12.25pt" style:font-weight-asian="normal" style:font-size-complex="14pt" style:font-weight-complex="normal"/>
    </style:style>
    <style:style style:name="P31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style:font-name="Liberation Sans" fo:font-size="14pt" fo:language="ru" fo:country="RU" fo:font-weight="normal" officeooo:rsid="001c13df" officeooo:paragraph-rsid="001c13df" style:font-size-asian="12.25pt" style:font-weight-asian="normal" style:font-size-complex="14pt" style:font-weight-complex="normal"/>
    </style:style>
    <style:style style:name="P32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style:font-name="Liberation Sans" fo:font-size="14pt" fo:language="ru" fo:country="RU" fo:font-weight="normal" officeooo:rsid="00243b43" officeooo:paragraph-rsid="00243b43" style:font-size-asian="12.25pt" style:font-weight-asian="normal" style:font-size-complex="14pt" style:font-weight-complex="normal"/>
    </style:style>
    <style:style style:name="P33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officeooo:paragraph-rsid="001d1a89"/>
    </style:style>
    <style:style style:name="P34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officeooo:paragraph-rsid="00424947"/>
    </style:style>
    <style:style style:name="P35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officeooo:paragraph-rsid="006abaa6"/>
    </style:style>
    <style:style style:name="P36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officeooo:paragraph-rsid="006d2ab7"/>
    </style:style>
    <style:style style:name="P37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style:font-name="Times New Roman" fo:font-size="14pt" fo:font-style="normal" fo:font-weight="normal" officeooo:rsid="00243b43" officeooo:paragraph-rsid="006abaa6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style:font-name="Times New Roman" fo:font-size="14pt" fo:font-style="normal" fo:font-weight="normal" officeooo:rsid="00280545" officeooo:paragraph-rsid="006abaa6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Heading_20_1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40" style:family="paragraph" style:parent-style-name="Heading_20_1">
      <style:text-properties style:font-name="Liberation Sans" fo:font-size="20pt" fo:font-weight="bold" officeooo:paragraph-rsid="004e7a3a" style:font-size-asian="20pt" style:font-weight-asian="bold" style:font-size-complex="20pt" style:font-weight-complex="bold"/>
    </style:style>
    <style:style style:name="P41" style:family="paragraph" style:parent-style-name="Heading_20_1">
      <style:text-properties style:font-name="Liberation Sans" fo:font-size="20pt" fo:font-weight="bold" officeooo:rsid="006d2ab7" officeooo:paragraph-rsid="006d2ab7" style:font-size-asian="20pt" style:font-weight-asian="bold" style:font-size-complex="20pt" style:font-weight-complex="bold"/>
    </style:style>
    <style:style style:name="P42" style:family="paragraph" style:parent-style-name="Heading_20_1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43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weight="normal" officeooo:rsid="001b4fb0" officeooo:paragraph-rsid="001b4fb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44" style:family="paragraph" style:parent-style-name="Table_20_Contents">
      <loext:graphic-properties draw:fill="none"/>
      <style:paragraph-properties fo:margin-left="0cm" fo:margin-right="0cm" fo:margin-top="0.423cm" fo:margin-bottom="0cm" loext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2f9743" officeooo:paragraph-rsid="00698bd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45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698bd3" officeooo:paragraph-rsid="00698bd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46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font-weight="normal" officeooo:paragraph-rsid="0032fd33" style:font-size-asian="14pt" style:font-weight-asian="normal" style:font-size-complex="14pt" style:font-weight-complex="normal"/>
    </style:style>
    <style:style style:name="P47" style:family="paragraph" style:parent-style-name="Text_20_body">
      <style:paragraph-properties style:line-height-at-least="0.019cm"/>
      <style:text-properties fo:color="#000000" style:font-name="Liberation Sans" fo:font-size="14pt" style:font-size-asian="14pt" style:font-size-complex="14pt"/>
    </style:style>
    <style:style style:name="P48" style:family="paragraph" style:parent-style-name="Text_20_body">
      <style:paragraph-properties style:line-height-at-least="0.019cm"/>
      <style:text-properties fo:color="#000000" style:font-name="Liberation Sans" fo:font-size="14pt" officeooo:paragraph-rsid="00424947" style:font-size-asian="14pt" style:font-size-complex="14pt"/>
    </style:style>
    <style:style style:name="P49" style:family="paragraph" style:parent-style-name="Text_20_body">
      <style:paragraph-properties style:line-height-at-least="0.019cm"/>
      <style:text-properties fo:color="#000000" style:font-name="Liberation Sans" fo:font-size="14pt" fo:language="ru" fo:country="RU" officeooo:rsid="001f068f" style:font-size-asian="14pt" style:font-size-complex="14pt"/>
    </style:style>
    <style:style style:name="P50" style:family="paragraph" style:parent-style-name="Text_20_body">
      <style:paragraph-properties style:line-height-at-least="0.019cm"/>
      <style:text-properties fo:color="#000000" style:font-name="Liberation Sans" fo:font-size="14pt" fo:language="ru" fo:country="RU" officeooo:rsid="001f068f" officeooo:paragraph-rsid="001f068f" style:font-size-asian="14pt" style:font-size-complex="14pt"/>
    </style:style>
    <style:style style:name="P51" style:family="paragraph" style:parent-style-name="Text_20_body">
      <style:paragraph-properties style:line-height-at-least="0.019cm"/>
      <style:text-properties fo:color="#000000" style:font-name="Liberation Sans" fo:font-size="14pt" fo:language="ru" fo:country="RU" officeooo:rsid="001f068f" officeooo:paragraph-rsid="00424947" style:font-size-asian="14pt" style:font-size-complex="14pt"/>
    </style:style>
    <style:style style:name="P52" style:family="paragraph" style:parent-style-name="Text_20_body">
      <style:paragraph-properties style:line-height-at-least="0.019cm"/>
      <style:text-properties fo:color="#000000" style:font-name="Liberation Sans" fo:font-size="14pt" fo:language="ru" fo:country="RU" officeooo:rsid="00411906" officeooo:paragraph-rsid="00411906" style:font-size-asian="14pt" style:font-size-complex="14pt"/>
    </style:style>
    <style:style style:name="P53" style:family="paragraph" style:parent-style-name="Text_20_body">
      <style:paragraph-properties style:line-height-at-least="0.019cm"/>
      <style:text-properties fo:color="#000000" style:font-name="Liberation Sans" fo:font-size="14pt" fo:language="ru" fo:country="RU" officeooo:rsid="00411906" officeooo:paragraph-rsid="00424947" style:font-size-asian="14pt" style:font-size-complex="14pt"/>
    </style:style>
    <style:style style:name="P54" style:family="paragraph" style:parent-style-name="Text_20_body">
      <style:paragraph-properties style:line-height-at-least="0.019cm"/>
      <style:text-properties officeooo:paragraph-rsid="001f068f"/>
    </style:style>
    <style:style style:name="P55" style:family="paragraph" style:parent-style-name="Text_20_body">
      <style:paragraph-properties style:line-height-at-least="0.019cm"/>
      <style:text-properties officeooo:paragraph-rsid="00411906"/>
    </style:style>
    <style:style style:name="P56" style:family="paragraph" style:parent-style-name="Text_20_body">
      <style:paragraph-properties style:line-height-at-least="0.019cm"/>
      <style:text-properties officeooo:paragraph-rsid="00424947"/>
    </style:style>
    <style:style style:name="P57" style:family="paragraph" style:parent-style-name="Text_20_body">
      <style:paragraph-properties style:line-height-at-least="0.019cm"/>
      <style:text-properties officeooo:paragraph-rsid="0043f148"/>
    </style:style>
    <style:style style:name="P58" style:family="paragraph" style:parent-style-name="Text_20_body">
      <style:paragraph-properties style:line-height-at-least="0.019cm"/>
      <style:text-properties officeooo:rsid="00411906" officeooo:paragraph-rsid="00411906"/>
    </style:style>
    <style:style style:name="P59" style:family="paragraph" style:parent-style-name="List_20_Paragraph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Liberation Sans" fo:font-size="14pt" fo:language="ru" fo:country="RU" fo:font-weight="normal" officeooo:rsid="003f3dec" officeooo:paragraph-rsid="003f3dec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60" style:family="paragraph" style:parent-style-name="List_20_Paragraph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Liberation Sans" fo:font-size="14pt" fo:language="ru" fo:country="RU" fo:font-weight="normal" officeooo:rsid="002d1a8c" officeooo:paragraph-rsid="003f3dec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61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698bd3" officeooo:paragraph-rsid="00698bd3" style:font-size-asian="14pt" style:font-size-complex="14pt"/>
    </style:style>
    <style:style style:name="P62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32fd33" officeooo:paragraph-rsid="0032fd33" style:font-size-asian="14pt" style:font-size-complex="14pt"/>
    </style:style>
    <style:style style:name="P63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6505d6" officeooo:paragraph-rsid="006505d6" style:font-size-asian="14pt" style:font-size-complex="14pt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352741" officeooo:paragraph-rsid="005d600c" style:font-size-asian="14pt" style:font-size-complex="14pt"/>
    </style:style>
    <style:style style:name="P65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352741" officeooo:paragraph-rsid="0064c083" style:font-size-asian="14pt" style:font-size-complex="14pt"/>
    </style:style>
    <style:style style:name="P66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352741" officeooo:paragraph-rsid="005b4739" style:font-size-asian="14pt" style:font-size-complex="14pt"/>
    </style:style>
    <style:style style:name="P67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5d600c" officeooo:paragraph-rsid="005d600c" style:font-size-asian="14pt" style:font-size-complex="14pt"/>
    </style:style>
    <style:style style:name="P68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64c083" officeooo:paragraph-rsid="0064c083" style:font-size-asian="14pt" style:font-size-complex="14pt"/>
    </style:style>
    <style:style style:name="P69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5b4739" officeooo:paragraph-rsid="005b4739" style:font-size-asian="14pt" style:font-size-complex="14pt"/>
    </style:style>
    <style:style style:name="P70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55f4ed" officeooo:paragraph-rsid="0055f4ed" style:font-size-asian="14pt" style:font-size-complex="14pt"/>
    </style:style>
    <style:style style:name="P71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5938a5" officeooo:paragraph-rsid="005938a5" style:font-size-asian="14pt" style:font-size-complex="14pt"/>
    </style:style>
    <style:style style:name="P72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6f5c03" officeooo:paragraph-rsid="006f5c03" style:font-size-asian="14pt" style:font-size-complex="14pt"/>
    </style:style>
    <style:style style:name="P73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31292b" officeooo:paragraph-rsid="0031292b" style:font-size-asian="14pt" style:font-size-complex="14pt"/>
    </style:style>
    <style:style style:name="P74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32fd33" officeooo:paragraph-rsid="0032fd33" style:font-size-asian="14pt" style:font-size-complex="14pt"/>
    </style:style>
    <style:style style:name="P75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660747" officeooo:paragraph-rsid="00660747" style:font-size-asian="14pt" style:font-size-complex="14pt"/>
    </style:style>
    <style:style style:name="P76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6505d6" officeooo:paragraph-rsid="006505d6" style:font-size-asian="14pt" style:font-size-complex="14pt"/>
    </style:style>
    <style:style style:name="P77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352741" officeooo:paragraph-rsid="00352741" style:font-size-asian="14pt" style:font-size-complex="14pt"/>
    </style:style>
    <style:style style:name="P78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522507" officeooo:paragraph-rsid="00534f9f" style:font-size-asian="14pt" style:font-size-complex="14pt"/>
    </style:style>
    <style:style style:name="P79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522507" officeooo:paragraph-rsid="00522507" style:font-size-asian="14pt" style:font-size-complex="14pt"/>
    </style:style>
    <style:style style:name="P80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534f9f" officeooo:paragraph-rsid="00534f9f" style:font-size-asian="14pt" style:font-size-complex="14pt"/>
    </style:style>
    <style:style style:name="P81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55f4ed" officeooo:paragraph-rsid="0055f4ed" style:font-size-asian="14pt" style:font-size-complex="14pt"/>
    </style:style>
    <style:style style:name="P82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5ab3df" officeooo:paragraph-rsid="005ab3df" style:font-size-asian="14pt" style:font-size-complex="14pt"/>
    </style:style>
    <style:style style:name="P83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30423b" officeooo:paragraph-rsid="0030423b" style:font-size-asian="14pt" style:font-size-complex="14pt"/>
    </style:style>
    <style:style style:name="P84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6505d6" officeooo:paragraph-rsid="006505d6" style:font-size-asian="14pt" style:font-size-complex="14pt"/>
    </style:style>
    <style:style style:name="P85" style:family="paragraph" style:parent-style-name="Table_20_Contents">
      <style:paragraph-properties fo:line-height="100%" fo:text-align="center" style:justify-single-word="false"/>
      <style:text-properties style:font-name="Liberation Sans" fo:font-size="14pt" style:font-size-asian="14pt" style:font-size-complex="14pt"/>
    </style:style>
    <style:style style:name="P86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paragraph-rsid="00624347" style:font-size-asian="14pt" style:font-size-complex="14pt"/>
    </style:style>
    <style:style style:name="P87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352741" officeooo:paragraph-rsid="005938a5" style:font-size-asian="14pt" style:font-size-complex="14pt"/>
    </style:style>
    <style:style style:name="P88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30423b" officeooo:paragraph-rsid="0030423b" style:font-size-asian="14pt" style:font-size-complex="14pt"/>
    </style:style>
    <style:style style:name="P89" style:family="paragraph" style:parent-style-name="Table_20_Contents">
      <style:paragraph-properties fo:line-height="100%" fo:text-align="center" style:justify-single-word="false"/>
      <style:text-properties officeooo:paragraph-rsid="0031292b"/>
    </style:style>
    <style:style style:name="P90" style:family="paragraph" style:parent-style-name="Contents_20_Heading">
      <style:text-properties style:use-window-font-color="true" fo:background-color="transparent"/>
    </style:style>
    <style:style style:name="P9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70461b" officeooo:paragraph-rsid="0070461b" style:font-name-asian="Times New Roman2" style:font-size-asian="14pt" style:font-name-complex="Times New Roman2" style:font-size-complex="14pt" style:font-weight-complex="bold"/>
    </style:style>
    <style:style style:name="P92" style:family="paragraph" style:parent-style-name="Heading_20_1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93" style:family="paragraph" style:parent-style-name="Heading_20_1">
      <style:text-properties style:font-name="Times New Roman" fo:font-size="20pt" fo:font-weight="bold" officeooo:paragraph-rsid="006abaa6" style:font-size-asian="20pt" style:font-weight-asian="bold" style:font-size-complex="20pt" style:font-weight-complex="bold"/>
    </style:style>
    <style:style style:name="P94" style:family="paragraph" style:parent-style-name="List_20_Paragraph" style:list-style-name="WWNum2">
      <style:paragraph-properties fo:margin-left="0.63cm" fo:margin-right="0cm" fo:margin-top="0.423cm" fo:margin-bottom="0cm" loext:contextual-spacing="true" fo:line-height="100%" fo:text-indent="-0.63cm" style:auto-text-indent="false">
        <style:tab-stops>
          <style:tab-stop style:position="25.174cm" style:type="right" style:leader-style="dotted" style:leader-text="."/>
        </style:tab-stops>
      </style:paragraph-properties>
      <style:text-properties fo:color="#000000" style:font-name="Times New Roman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95" style:family="paragraph" style:parent-style-name="List_20_Paragraph" style:list-style-name="L1" style:master-page-name="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Liberation Sans" fo:font-size="16pt" fo:language="ru" fo:country="RU" fo:font-weight="bold" officeooo:rsid="001ab047" officeooo:paragraph-rsid="001ab047" style:font-name-asian="Times New Roman2" style:font-size-asian="16pt" style:language-asian="ru" style:country-asian="RU" style:font-weight-asian="bold" style:font-name-complex="Times New Roman2" style:font-size-complex="16pt"/>
    </style:style>
    <style:style style:name="P96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4pt" fo:font-weight="normal" officeooo:rsid="001ab047" officeooo:paragraph-rsid="001b4fb0" style:font-size-asian="12.25pt" style:font-weight-asian="normal" style:font-size-complex="14pt" style:font-weight-complex="normal"/>
    </style:style>
    <style:style style:name="P97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4pt" fo:font-weight="normal" officeooo:rsid="001ab047" officeooo:paragraph-rsid="003a69ab" style:font-size-asian="12.25pt" style:font-weight-asian="normal" style:font-size-complex="14pt" style:font-weight-complex="normal"/>
    </style:style>
    <style:style style:name="P98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5pt" fo:font-weight="normal" officeooo:rsid="001b4fb0" officeooo:paragraph-rsid="003beaa1" style:font-size-asian="13.1000003814697pt" style:font-weight-asian="normal" style:font-size-complex="15pt" style:font-weight-complex="normal"/>
    </style:style>
    <style:style style:name="P99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officeooo:rsid="001ab047" officeooo:paragraph-rsid="001b4fb0" style:font-size-asian="16pt" style:font-size-complex="16pt"/>
    </style:style>
    <style:style style:name="P100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101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fo:font-style="normal" fo:font-weight="bold" officeooo:rsid="002ce9a5" officeooo:paragraph-rsid="002ce9a5" style:font-size-asian="16pt" style:font-style-asian="normal" style:font-weight-asian="bold" style:font-size-complex="16pt" style:font-style-complex="normal" style:font-weight-complex="bold"/>
    </style:style>
    <style:style style:name="P102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6pt" fo:language="ru" fo:country="RU" fo:font-weight="bold" officeooo:rsid="001ab047" officeooo:paragraph-rsid="001b4fb0" style:font-name-asian="Times New Roman2" style:font-size-asian="16pt" style:language-asian="ru" style:country-asian="RU" style:font-weight-asian="bold" style:font-name-complex="Times New Roman2" style:font-size-complex="16pt"/>
    </style:style>
    <style:style style:name="P103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5pt" fo:language="ru" fo:country="RU" fo:font-weight="normal" officeooo:rsid="001b4fb0" officeooo:paragraph-rsid="003beaa1" style:font-name-asian="Times New Roman2" style:font-size-asian="13.1000003814697pt" style:language-asian="ru" style:country-asian="RU" style:font-weight-asian="normal" style:font-name-complex="Times New Roman2" style:font-size-complex="15pt" style:font-weight-complex="normal"/>
    </style:style>
    <style:style style:name="P104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3beaa1" officeooo:paragraph-rsid="003beaa1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05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1b4fb0" officeooo:paragraph-rsid="001b4fb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06" style:family="paragraph" style:parent-style-name="List_20_Paragraph" style:list-style-name="L1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1ab047" officeooo:paragraph-rsid="003a69ab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07" style:family="paragraph" style:parent-style-name="List_20_Paragraph" style:list-style-name="L1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3c4add" officeooo:paragraph-rsid="003c4add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08" style:family="paragraph" style:parent-style-name="List_20_Paragraph" style:list-style-name="L1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style:font-name="Liberation Sans" officeooo:paragraph-rsid="003f3dec"/>
    </style:style>
    <style:style style:name="P109" style:family="paragraph" style:parent-style-name="List_20_Paragraph" style:list-style-name="L1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style:font-name="Liberation Sans" officeooo:paragraph-rsid="003c4add"/>
    </style:style>
    <style:style style:name="P110" style:family="paragraph" style:parent-style-name="List_20_Paragraph" style:list-style-name="L1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officeooo:paragraph-rsid="003c4add"/>
    </style:style>
    <style:style style:name="P111" style:family="paragraph" style:parent-style-name="List_20_Paragraph" style:list-style-name="L1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officeooo:rsid="003c4add" officeooo:paragraph-rsid="003c4add"/>
    </style:style>
    <style:style style:name="P112" style:family="paragraph" style:parent-style-name="List_20_Paragraph" style:list-style-name="L1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Liberation Sans" fo:font-size="14pt" fo:language="ru" fo:country="RU" fo:font-weight="normal" officeooo:rsid="005e806a" officeooo:paragraph-rsid="005e806a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13" style:family="paragraph" style:parent-style-name="List_20_Paragraph" style:list-style-name="L1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Liberation Sans" fo:font-size="14pt" fo:language="ru" fo:country="RU" fo:font-weight="normal" officeooo:rsid="00698bd3" officeooo:paragraph-rsid="00698bd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14" style:family="paragraph" style:parent-style-name="List_20_Paragraph" style:list-style-name="L1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Liberation Sans" fo:font-size="14pt" fo:language="ru" fo:country="RU" fo:font-weight="normal" officeooo:rsid="002f9743" officeooo:paragraph-rsid="002f974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115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officeooo:paragraph-rsid="00208f20"/>
    </style:style>
    <style:style style:name="P116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officeooo:paragraph-rsid="0022666f"/>
    </style:style>
    <style:style style:name="P117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style:font-name="Liberation Sans" fo:font-size="14pt" fo:font-weight="normal" officeooo:rsid="00208f20" officeooo:paragraph-rsid="00208f20" style:font-size-asian="12.25pt" style:font-weight-asian="normal" style:font-size-complex="14pt" style:font-weight-complex="normal"/>
    </style:style>
    <style:style style:name="P118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style:font-name="Liberation Sans" fo:font-size="14pt" fo:font-weight="normal" officeooo:rsid="00472aa7" officeooo:paragraph-rsid="00472aa7" style:font-size-asian="12.25pt" style:font-weight-asian="normal" style:font-size-complex="14pt" style:font-weight-complex="normal"/>
    </style:style>
    <style:style style:name="P119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style:font-name="Liberation Sans" fo:font-size="14pt" fo:font-weight="normal" officeooo:rsid="00472aa7" officeooo:paragraph-rsid="004898ba" style:font-size-asian="12.25pt" style:font-weight-asian="normal" style:font-size-complex="14pt" style:font-weight-complex="normal"/>
    </style:style>
    <style:style style:name="P120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style:font-name="Liberation Sans" fo:font-size="14pt" fo:font-weight="normal" officeooo:rsid="004898ba" officeooo:paragraph-rsid="0049410f" style:font-size-asian="12.25pt" style:font-weight-asian="normal" style:font-size-complex="14pt" style:font-weight-complex="normal"/>
    </style:style>
    <style:style style:name="P121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fo:color="#000000" style:font-name="Liberation Sans" fo:font-size="14pt" fo:language="ru" fo:country="RU" fo:font-weight="normal" officeooo:rsid="00472aa7" officeooo:paragraph-rsid="00472aa7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1" style:family="text">
      <style:text-properties style:font-name="Times New Roman" fo:font-size="12pt" fo:language="ru" fo:country="RU" style:font-name-asian="Times New Roman2" style:font-size-asian="12pt" style:font-name-complex="Times New Roman2"/>
    </style:style>
    <style:style style:name="T2" style:family="text">
      <style:text-properties style:font-name="Times New Roman" fo:font-size="12pt" style:font-name-asian="Times New Roman2" style:font-size-asian="12pt" style:font-name-complex="Times New Roman2"/>
    </style:style>
    <style:style style:name="T3" style:family="text"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T4" style:family="text">
      <style:text-properties style:font-name="Times New Roman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T5" style:family="text">
      <style:text-properties style:font-name="Times New Roman" fo:font-size="14pt" fo:language="ru" fo:country="RU" officeooo:rsid="00373523" style:font-name-asian="Times New Roman2" style:font-size-asian="14pt" style:font-name-complex="Times New Roman2" style:font-size-complex="14pt" style:font-weight-complex="bold"/>
    </style:style>
    <style:style style:name="T6" style:family="text">
      <style:text-properties style:font-name="Times New Roman" fo:font-size="14pt" fo:language="ru" fo:country="RU" officeooo:rsid="0038ceb4" style:font-name-asian="Times New Roman2" style:font-size-asian="14pt" style:font-name-complex="Times New Roman2" style:font-size-complex="14pt" style:font-weight-complex="bold"/>
    </style:style>
    <style:style style:name="T7" style:family="text">
      <style:text-properties style:font-name="Times New Roman" fo:font-size="14pt" fo:language="ru" fo:country="RU" fo:font-style="italic" style:font-name-asian="Times New Roman2" style:font-size-asian="14pt" style:font-style-asian="italic" style:font-name-complex="Times New Roman2"/>
    </style:style>
    <style:style style:name="T8" style:family="text">
      <style:text-properties style:font-name="Times New Roman" fo:font-size="14pt" fo:language="ru" fo:country="RU" fo:font-style="italic" officeooo:rsid="0019e290" style:font-name-asian="Times New Roman2" style:font-size-asian="14pt" style:font-style-asian="italic" style:font-name-complex="Times New Roman2"/>
    </style:style>
    <style:style style:name="T9" style:family="text">
      <style:text-properties style:font-name="Times New Roman" fo:font-size="14pt" fo:language="ru" fo:country="RU" fo:font-style="italic" officeooo:rsid="002362e6" style:font-name-asian="Times New Roman2" style:font-size-asian="14pt" style:font-style-asian="italic" style:font-name-complex="Times New Roman2"/>
    </style:style>
    <style:style style:name="T10" style:family="text">
      <style:text-properties style:font-name="Times New Roman" fo:font-size="14pt" fo:language="ru" fo:country="RU" fo:font-style="italic" officeooo:rsid="004bbb6c" style:font-name-asian="Times New Roman2" style:font-size-asian="14pt" style:font-style-asian="italic" style:font-name-complex="Times New Roman2"/>
    </style:style>
    <style:style style:name="T11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style:font-name-asian="Times New Roman2" style:font-size-asian="18pt" style:font-weight-asian="bold" style:font-name-complex="Times New Roman2" style:font-size-complex="14pt" style:font-weight-complex="bold"/>
    </style:style>
    <style:style style:name="T12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2" style:font-size-asian="18pt" style:font-weight-asian="bold" style:font-name-complex="Times New Roman2" style:font-size-complex="14pt" style:font-weight-complex="bold"/>
    </style:style>
    <style:style style:name="T13" style:family="text">
      <style:text-properties fo:color="#000000" style:font-name="Times New Roman" fo:font-size="14pt" fo:language="ru" fo:country="RU" fo:font-style="normal" fo:font-weight="normal" officeooo:rsid="006c1ca2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14" style:family="text">
      <style:text-properties fo:color="#000000" style:font-name="Times New Roman" fo:font-size="14pt" fo:language="ru" fo:country="RU" fo:font-style="normal" fo:font-weight="normal" officeooo:rsid="002817ca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15" style:family="text">
      <style:text-properties fo:color="#000000" style:font-name="Times New Roman" fo:font-size="14pt" fo:language="ru" fo:country="RU" fo:font-style="normal" fo:font-weight="normal" officeooo:rsid="006abaa6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16" style:family="text">
      <style:text-properties fo:color="#000000" style:font-name="Times New Roman" fo:font-size="14pt" fo:language="ru" fo:country="RU" fo:font-style="normal" fo:font-weight="normal" officeooo:rsid="006d2ab7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17" style:family="text">
      <style:text-properties fo:color="#000000" style:font-name="Times New Roman" fo:font-size="14pt" fo:language="ru" fo:country="RU" fo:font-style="normal" fo:font-weight="normal" officeooo:rsid="006f5c03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18" style:family="text">
      <style:text-properties fo:color="#000000" style:font-name="Times New Roman" fo:font-size="14pt" fo:language="ru" fo:country="RU" fo:font-style="normal" fo:font-weight="normal" officeooo:rsid="006f8772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19" style:family="text">
      <style:text-properties fo:color="#000000" style:font-name="Times New Roman" fo:font-size="14pt" fo:language="ru" fo:country="RU" fo:font-weight="normal" officeooo:rsid="002817ca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0" style:family="text">
      <style:text-properties fo:color="#000000" style:font-name="Times New Roman" fo:font-size="14pt" fo:language="ru" fo:country="RU" fo:font-weight="normal" officeooo:rsid="006c1ca2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1" style:family="text">
      <style:text-properties fo:color="#000000" fo:language="ru" fo:country="RU" style:font-name-asian="Times New Roman2" style:language-asian="ru" style:country-asian="RU" style:font-name-complex="Times New Roman2"/>
    </style:style>
    <style:style style:name="T22" style:family="text">
      <style:text-properties fo:color="#000000" fo:language="ru" fo:country="RU" officeooo:rsid="0022666f" style:font-name-asian="Times New Roman2" style:language-asian="ru" style:country-asian="RU" style:font-name-complex="Times New Roman2"/>
    </style:style>
    <style:style style:name="T23" style:family="text">
      <style:text-properties fo:color="#000000" fo:language="ru" fo:country="RU" officeooo:rsid="0038ceb4" style:font-name-asian="Times New Roman2" style:language-asian="ru" style:country-asian="RU" style:font-name-complex="Times New Roman2"/>
    </style:style>
    <style:style style:name="T24" style:family="text">
      <style:text-properties fo:color="#000000" fo:language="ru" fo:country="RU" officeooo:rsid="003a69ab" style:font-name-asian="Times New Roman2" style:language-asian="ru" style:country-asian="RU" style:font-name-complex="Times New Roman2"/>
    </style:style>
    <style:style style:name="T25" style:family="text">
      <style:text-properties fo:color="#000000" fo:language="ru" fo:country="RU" officeooo:rsid="0038cf80" style:font-name-asian="Times New Roman2" style:language-asian="ru" style:country-asian="RU" style:font-name-complex="Times New Roman2"/>
    </style:style>
    <style:style style:name="T26" style:family="text">
      <style:text-properties fo:color="#000000" fo:language="ru" fo:country="RU" officeooo:rsid="001b4fb0" style:font-name-asian="Times New Roman2" style:language-asian="ru" style:country-asian="RU" style:font-name-complex="Times New Roman2"/>
    </style:style>
    <style:style style:name="T27" style:family="text">
      <style:text-properties fo:color="#000000" fo:language="ru" fo:country="RU" officeooo:rsid="00456a08" style:font-name-asian="Times New Roman2" style:language-asian="ru" style:country-asian="RU" style:font-name-complex="Times New Roman2"/>
    </style:style>
    <style:style style:name="T28" style:family="text">
      <style:text-properties fo:color="#000000" fo:language="ru" fo:country="RU" officeooo:rsid="004898ba" style:font-name-asian="Times New Roman2" style:language-asian="ru" style:country-asian="RU" style:font-name-complex="Times New Roman2"/>
    </style:style>
    <style:style style:name="T29" style:family="text">
      <style:text-properties fo:color="#000000" fo:language="ru" fo:country="RU" officeooo:rsid="0048c0b4" style:font-name-asian="Times New Roman2" style:language-asian="ru" style:country-asian="RU" style:font-name-complex="Times New Roman2"/>
    </style:style>
    <style:style style:name="T30" style:family="text">
      <style:text-properties fo:color="#000000" fo:language="ru" fo:country="RU" officeooo:rsid="00261220" style:font-name-asian="Times New Roman2" style:language-asian="ru" style:country-asian="RU" style:font-name-complex="Times New Roman2"/>
    </style:style>
    <style:style style:name="T31" style:family="text">
      <style:text-properties fo:color="#000000" fo:language="ru" fo:country="RU" officeooo:rsid="006abaa6" style:font-name-asian="Times New Roman2" style:language-asian="ru" style:country-asian="RU" style:font-name-complex="Times New Roman2"/>
    </style:style>
    <style:style style:name="T32" style:family="text">
      <style:text-properties fo:color="#000000" fo:language="ru" fo:country="RU" officeooo:rsid="006ebf14" style:font-name-asian="Times New Roman2" style:language-asian="ru" style:country-asian="RU" style:font-name-complex="Times New Roman2"/>
    </style:style>
    <style:style style:name="T33" style:family="text">
      <style:text-properties fo:color="#000000" fo:language="ru" fo:country="RU" officeooo:rsid="001b4fb0" style:font-name-asian="Times New Roman2" style:font-size-asian="14pt" style:language-asian="ru" style:country-asian="RU" style:font-name-complex="Times New Roman2"/>
    </style:style>
    <style:style style:name="T34" style:family="text">
      <style:text-properties fo:color="#000000" fo:language="ru" fo:country="RU" officeooo:rsid="003beaa1" style:font-name-asian="Times New Roman2" style:font-size-asian="14pt" style:language-asian="ru" style:country-asian="RU" style:font-name-complex="Times New Roman2"/>
    </style:style>
    <style:style style:name="T35" style:family="text">
      <style:text-properties fo:color="#000000" fo:language="ru" fo:country="RU" fo:font-weight="bold" style:font-name-asian="Times New Roman2" style:language-asian="ru" style:country-asian="RU" style:font-weight-asian="bold" style:font-name-complex="Times New Roman2"/>
    </style:style>
    <style:style style:name="T36" style:family="text">
      <style:text-properties fo:color="#000000" fo:language="ru" fo:country="RU" fo:font-weight="bold" style:font-name-asian="Times New Roman2" style:language-asian="ru" style:country-asian="RU" style:font-weight-asian="bold" style:font-name-complex="Times New Roman2" style:font-weight-complex="bold"/>
    </style:style>
    <style:style style:name="T37" style:family="text">
      <style:text-properties fo:color="#000000" fo:language="ru" fo:country="RU" fo:font-weight="bold" officeooo:rsid="001b4fb0" style:font-name-asian="Times New Roman2" style:language-asian="ru" style:country-asian="RU" style:font-weight-asian="bold" style:font-name-complex="Times New Roman2"/>
    </style:style>
    <style:style style:name="T38" style:family="text">
      <style:text-properties fo:color="#000000" fo:language="en" fo:country="US" style:font-name-asian="Times New Roman2" style:language-asian="ru" style:country-asian="RU" style:font-name-complex="Times New Roman2"/>
    </style:style>
    <style:style style:name="T39" style:family="text">
      <style:text-properties fo:color="#000000" fo:language="en" fo:country="US" officeooo:rsid="003a69ab" style:font-name-asian="Times New Roman2" style:language-asian="ru" style:country-asian="RU" style:font-name-complex="Times New Roman2"/>
    </style:style>
    <style:style style:name="T40" style:family="text">
      <style:text-properties fo:color="#000000" fo:language="en" fo:country="US" officeooo:rsid="003b25c8" style:font-name-asian="Times New Roman2" style:language-asian="ru" style:country-asian="RU" style:font-name-complex="Times New Roman2"/>
    </style:style>
    <style:style style:name="T41" style:family="text">
      <style:text-properties fo:color="#000000" fo:language="en" fo:country="US" officeooo:rsid="00456a08" style:font-name-asian="Times New Roman2" style:language-asian="ru" style:country-asian="RU" style:font-name-complex="Times New Roman2"/>
    </style:style>
    <style:style style:name="T42" style:family="text">
      <style:text-properties fo:color="#000000" fo:language="en" fo:country="US" officeooo:rsid="001b4fb0" style:font-name-asian="Times New Roman2" style:font-size-asian="14pt" style:language-asian="ru" style:country-asian="RU" style:font-name-complex="Times New Roman2"/>
    </style:style>
    <style:style style:name="T43" style:family="text">
      <style:text-properties fo:color="#000000" fo:language="en" fo:country="US" officeooo:rsid="003beaa1" style:font-name-asian="Times New Roman2" style:font-size-asian="14pt" style:language-asian="ru" style:country-asian="RU" style:font-name-complex="Times New Roman2"/>
    </style:style>
    <style:style style:name="T44" style:family="text">
      <style:text-properties fo:color="#000000" fo:font-size="14pt" fo:language="ru" fo:country="RU" style:font-name-asian="Times New Roman2" style:font-size-asian="12.25pt" style:language-asian="ru" style:country-asian="RU" style:font-name-complex="Times New Roman2" style:font-size-complex="14pt"/>
    </style:style>
    <style:style style:name="T45" style:family="text">
      <style:text-properties fo:color="#000000" fo:font-size="14pt" fo:language="ru" fo:country="RU" officeooo:rsid="001b4fb0" style:font-name-asian="Times New Roman2" style:font-size-asian="12.25pt" style:language-asian="ru" style:country-asian="RU" style:font-name-complex="Times New Roman2" style:font-size-complex="14pt"/>
    </style:style>
    <style:style style:name="T46" style:family="text">
      <style:text-properties fo:color="#000000" fo:font-size="14pt" fo:language="ru" fo:country="RU" officeooo:rsid="003c4add" style:font-name-asian="Times New Roman2" style:font-size-asian="12.25pt" style:language-asian="ru" style:country-asian="RU" style:font-name-complex="Times New Roman2" style:font-size-complex="14pt"/>
    </style:style>
    <style:style style:name="T47" style:family="text">
      <style:text-properties fo:color="#000000" fo:font-size="14pt" fo:language="ru" fo:country="RU" fo:font-weight="normal" officeooo:rsid="003c4add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48" style:family="text">
      <style:text-properties fo:color="#000000" fo:font-size="14pt" fo:language="ru" fo:country="RU" fo:font-weight="normal" officeooo:rsid="002ce9a5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49" style:family="text">
      <style:text-properties fo:color="#000000" fo:font-size="14pt" fo:language="ru" fo:country="RU" fo:font-weight="normal" officeooo:rsid="002d1a8c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50" style:family="text">
      <style:text-properties fo:color="#000000" fo:font-size="14pt" fo:language="ru" fo:country="RU" fo:font-weight="normal" officeooo:rsid="002f974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51" style:family="text">
      <style:text-properties fo:color="#000000" fo:font-size="14pt" fo:language="ru" fo:country="RU" fo:font-weight="normal" officeooo:rsid="0061342f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52" style:family="text">
      <style:text-properties fo:color="#000000" fo:font-size="14pt" fo:language="ru" fo:country="RU" fo:font-weight="normal" officeooo:rsid="0061449d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53" style:family="text">
      <style:text-properties fo:color="#000000" fo:font-size="14pt" fo:language="ru" fo:country="RU" fo:font-style="normal" fo:font-weight="normal" officeooo:rsid="002f9743" style:font-name-asian="Times New Roman2" style:font-size-asian="12.25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54" style:family="text">
      <style:text-properties fo:color="#000000" fo:font-size="14pt" fo:language="ru" fo:country="RU" fo:font-style="normal" fo:font-weight="normal" officeooo:rsid="003c4add" style:font-name-asian="Times New Roman2" style:font-size-asian="12.25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55" style:family="text">
      <style:text-properties fo:color="#000000" fo:font-size="14pt" fo:language="ru" fo:country="RU" fo:font-style="normal" fo:font-weight="normal" officeooo:rsid="005ff0a8" style:font-name-asian="Times New Roman2" style:font-size-asian="12.25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56" style:family="text">
      <style:text-properties fo:color="#000000" style:font-name-asian="Times New Roman2" style:language-asian="ru" style:country-asian="RU" style:font-name-complex="Times New Roman2"/>
    </style:style>
    <style:style style:name="T57" style:family="text">
      <style:text-properties fo:color="#000000" officeooo:rsid="003f63f2" style:font-name-asian="Times New Roman2" style:language-asian="ru" style:country-asian="RU" style:font-name-complex="Times New Roman2"/>
    </style:style>
    <style:style style:name="T58" style:family="text">
      <style:text-properties fo:color="#000000" officeooo:rsid="0040610c" style:font-name-asian="Times New Roman2" style:language-asian="ru" style:country-asian="RU" style:font-name-complex="Times New Roman2"/>
    </style:style>
    <style:style style:name="T59" style:family="text">
      <style:text-properties fo:color="#000000" officeooo:rsid="00411906" style:font-name-asian="Times New Roman2" style:language-asian="ru" style:country-asian="RU" style:font-name-complex="Times New Roman2"/>
    </style:style>
    <style:style style:name="T60" style:family="text">
      <style:text-properties fo:color="#000000" officeooo:rsid="00424947" style:font-name-asian="Times New Roman2" style:language-asian="ru" style:country-asian="RU" style:font-name-complex="Times New Roman2"/>
    </style:style>
    <style:style style:name="T61" style:family="text">
      <style:text-properties fo:color="#000000" style:font-name="Liberation Sans" fo:font-size="14pt" fo:language="ru" fo:country="RU" fo:font-weight="normal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62" style:family="text">
      <style:text-properties fo:color="#000000" style:font-name="Liberation Sans" fo:font-size="14pt" fo:language="ru" fo:country="RU" fo:font-weight="normal" officeooo:rsid="003c4add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63" style:family="text">
      <style:text-properties fo:color="#000000" style:font-name="Liberation Sans" fo:font-size="14pt" fo:language="ru" fo:country="RU" fo:font-weight="normal" officeooo:rsid="002ce9a5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64" style:family="text">
      <style:text-properties fo:color="#000000" style:font-name="Liberation Sans" fo:font-size="14pt" fo:language="ru" fo:country="RU" fo:font-weight="normal" officeooo:rsid="002d1a8c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65" style:family="text">
      <style:text-properties fo:color="#000000" style:font-name="Liberation Sans" fo:font-size="14pt" fo:language="ru" fo:country="RU" fo:font-weight="normal" officeooo:rsid="002f974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66" style:family="text">
      <style:text-properties fo:color="#000000" style:font-name="Liberation Sans" fo:font-size="14pt" fo:language="ru" fo:country="RU" fo:font-weight="normal" officeooo:rsid="001d1a8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67" style:family="text">
      <style:text-properties fo:color="#000000" style:font-name="Liberation Sans" fo:font-size="14pt" fo:language="ru" fo:country="RU" fo:font-weight="normal" officeooo:rsid="00411906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68" style:family="text">
      <style:text-properties fo:color="#000000" style:font-name="Liberation Sans" fo:font-size="14pt" fo:language="ru" fo:country="RU" fo:font-weight="normal" officeooo:rsid="00208f2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69" style:family="text">
      <style:text-properties fo:color="#000000" style:font-name="Liberation Sans" fo:font-size="14pt" fo:language="ru" fo:country="RU" fo:font-weight="normal" officeooo:rsid="00424947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70" style:family="text">
      <style:text-properties fo:color="#000000" style:font-name="Liberation Sans" fo:font-size="14pt" fo:language="ru" fo:country="RU" fo:font-weight="normal" officeooo:rsid="00243b4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71" style:family="text">
      <style:text-properties fo:color="#000000" style:font-name="Liberation Sans" fo:font-size="14pt" fo:language="ru" fo:country="RU" fo:font-weight="normal" officeooo:rsid="00472aa7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72" style:family="text">
      <style:text-properties fo:color="#000000" style:font-name="Liberation Sans" fo:font-size="14pt" fo:language="ru" fo:country="RU" fo:font-weight="normal" officeooo:rsid="0022666f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73" style:family="text">
      <style:text-properties fo:color="#000000" style:font-name="Liberation Sans" fo:font-size="14pt" fo:language="ru" fo:country="RU" fo:font-weight="normal" officeooo:rsid="006ebf14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74" style:family="text">
      <style:text-properties fo:color="#000000" style:font-name="Liberation Sans" fo:font-size="14pt" fo:language="ru" fo:country="RU" style:font-size-asian="14pt" style:font-size-complex="14pt"/>
    </style:style>
    <style:style style:name="T75" style:family="text">
      <style:text-properties fo:color="#000000" style:font-name="Liberation Sans" fo:font-size="14pt" fo:language="ru" fo:country="RU" officeooo:rsid="00208f20" style:font-size-asian="14pt" style:font-size-complex="14pt"/>
    </style:style>
    <style:style style:name="T76" style:family="text">
      <style:text-properties fo:color="#000000" style:font-name="Liberation Sans" fo:font-size="14pt" fo:language="ru" fo:country="RU" officeooo:rsid="00424947" style:font-size-asian="14pt" style:font-size-complex="14pt"/>
    </style:style>
    <style:style style:name="T77" style:family="text">
      <style:text-properties fo:color="#000000" style:font-name="Liberation Sans" fo:font-size="14pt" fo:language="ru" fo:country="RU" officeooo:rsid="00411906" style:font-size-asian="14pt" style:font-size-complex="14pt"/>
    </style:style>
    <style:style style:name="T78" style:family="text">
      <style:text-properties fo:color="#000000" style:font-name="Liberation Sans" fo:font-size="14pt" fo:language="ru" fo:country="RU" officeooo:rsid="0043300d" style:font-size-asian="14pt" style:font-size-complex="14pt"/>
    </style:style>
    <style:style style:name="T79" style:family="text">
      <style:text-properties fo:color="#000000" style:font-name="Liberation Sans" fo:font-size="14pt" fo:language="ru" fo:country="RU" officeooo:rsid="0043f148" style:font-size-asian="14pt" style:font-size-complex="14pt"/>
    </style:style>
    <style:style style:name="T80" style:family="text">
      <style:text-properties fo:color="#000000" style:font-name="Liberation Sans" fo:font-size="14pt" fo:language="ru" fo:country="RU" officeooo:rsid="00698bd3" style:font-size-asian="14pt" style:font-size-complex="14pt"/>
    </style:style>
    <style:style style:name="T81" style:family="text">
      <style:text-properties fo:color="#000000" style:font-name="Liberation Sans" fo:font-size="14pt" fo:language="en" fo:country="US" fo:font-weight="normal" officeooo:rsid="001d1a8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82" style:family="text">
      <style:text-properties fo:color="#000000" style:font-name="Liberation Sans" fo:font-size="14pt" fo:language="en" fo:country="US" fo:font-weight="normal" officeooo:rsid="00243b4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83" style:family="text">
      <style:text-properties fo:color="#000000" style:font-name="Liberation Sans" fo:font-size="14pt" fo:language="en" fo:country="US" officeooo:rsid="00411906" style:font-size-asian="14pt" style:font-size-complex="14pt"/>
    </style:style>
    <style:style style:name="T84" style:family="text">
      <style:text-properties fo:color="#000000" style:font-name="Liberation Sans" fo:font-size="14pt" fo:language="en" fo:country="US" officeooo:rsid="001f068f" style:font-size-asian="14pt" style:font-size-complex="14pt"/>
    </style:style>
    <style:style style:name="T85" style:family="text">
      <style:text-properties fo:color="#000000" style:font-name="Liberation Sans" fo:font-size="14pt" fo:language="en" fo:country="US" officeooo:rsid="00424947" style:font-size-asian="14pt" style:font-size-complex="14pt"/>
    </style:style>
    <style:style style:name="T86" style:family="text">
      <style:text-properties fo:color="#000000" style:font-name="Liberation Sans" fo:font-size="14pt" style:font-size-asian="14pt" style:font-size-complex="14pt"/>
    </style:style>
    <style:style style:name="T87" style:family="text">
      <style:text-properties fo:color="#000000" style:font-name="Liberation Sans" fo:font-size="14pt" officeooo:rsid="00698bd3" style:font-size-asian="14pt" style:font-size-complex="14pt"/>
    </style:style>
    <style:style style:name="T88" style:family="text">
      <style:text-properties fo:language="ru" fo:country="RU"/>
    </style:style>
    <style:style style:name="T89" style:family="text">
      <style:text-properties fo:language="en" fo:country="US"/>
    </style:style>
    <style:style style:name="T90" style:family="text">
      <style:text-properties style:font-name="Liberation Sans" fo:font-size="14pt" fo:language="ru" fo:country="RU" officeooo:rsid="0031292b" style:font-size-asian="14pt" style:font-size-complex="14pt"/>
    </style:style>
    <style:style style:name="T91" style:family="text">
      <style:text-properties style:font-name="Liberation Sans" fo:font-size="14pt" fo:language="ru" fo:country="RU" officeooo:rsid="005b4739" style:font-size-asian="14pt" style:font-size-complex="14pt"/>
    </style:style>
    <style:style style:name="T92" style:family="text">
      <style:text-properties style:font-name="Liberation Sans" fo:font-size="14pt" fo:language="ru" fo:country="RU" officeooo:rsid="005d600c" style:font-size-asian="14pt" style:font-size-complex="14pt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officeooo:rsid="0022666f" style:font-weight-asian="bold" style:font-weight-complex="bold"/>
    </style:style>
    <style:style style:name="T95" style:family="text">
      <style:text-properties officeooo:rsid="0022666f"/>
    </style:style>
    <style:style style:name="T96" style:family="text">
      <style:text-properties officeooo:rsid="00534f9f"/>
    </style:style>
    <style:style style:name="T97" style:family="text">
      <style:text-properties officeooo:rsid="0053d566"/>
    </style:style>
    <style:style style:name="T98" style:family="text">
      <style:text-properties officeooo:rsid="00570054"/>
    </style:style>
    <style:style style:name="T99" style:family="text">
      <style:text-properties officeooo:rsid="005938a5"/>
    </style:style>
    <style:style style:name="T100" style:family="text">
      <style:text-properties officeooo:rsid="005b4739"/>
    </style:style>
    <style:style style:name="T101" style:family="text">
      <style:text-properties officeooo:rsid="005d600c"/>
    </style:style>
    <style:style style:name="T102" style:family="text">
      <style:text-properties officeooo:rsid="006505d6"/>
    </style:style>
    <style:style style:name="T103" style:family="text">
      <style:text-properties officeooo:rsid="00698bd3"/>
    </style:style>
    <style:style style:name="T104" style:family="text">
      <style:text-properties fo:background-color="transparent" loext:char-shading-value="0"/>
    </style:style>
    <style:style style:name="T105" style:family="text">
      <style:text-properties officeooo:rsid="006a0ffc" fo:background-color="transparent" loext:char-shading-value="0"/>
    </style:style>
    <style:style style:name="T106" style:family="text">
      <style:text-properties officeooo:rsid="006abaa6"/>
    </style:style>
    <style:style style:name="T107" style:family="text">
      <style:text-properties officeooo:rsid="006d4311"/>
    </style:style>
    <style:style style:name="T108" style:family="text">
      <style:text-properties officeooo:rsid="006f5c03"/>
    </style:style>
    <style:style style:name="T109" style:family="text"/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draw:frame draw:style-name="fr1" draw:name="Рисунок 1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17">Министерство науки и высшего образования Российской Федерации</text:p>
            <text:p text:style-name="P17">Федеральное государственное бюджетное образовательное учреждение </text:p>
            <text:p text:style-name="P17">высшего образования</text:p>
            <text:p text:style-name="P19">«Московский государственный технический университет</text:p>
            <text:p text:style-name="P19">имени Н.Э. Баумана</text:p>
            <text:p text:style-name="P17">(национальный исследовательский университет)»</text:p>
            <text:p text:style-name="P17">(МГТУ им. Н.Э. Баумана)</text:p>
          </table:table-cell>
        </table:table-row>
      </table:table>
      <text:p text:style-name="P18"/>
      <text:p text:style-name="P20"/>
      <text:p text:style-name="P5"><text:span text:style-name="T1">ФАКУЛЬТЕТ <text:tab/></text:span><text:span text:style-name="T2">Информатика и системы управления</text:span></text:p>
      <text:p text:style-name="P16"/>
      <text:p text:style-name="P16">КАФЕДРА <text:tab/><text:tab/>Программное обеспечение ЭВМ и информационные технологии</text:p>
      <text:p text:style-name="P15"/>
      <text:p text:style-name="P9"/>
      <text:p text:style-name="P9"/>
      <text:p text:style-name="P6"><text:span text:style-name="T11">ОТЧЕТ ПО </text:span><text:span text:style-name="T12">ЛАБОРАТОРНОЙ РАБОТЕ №1 «ДЛИННАЯ АРИФМЕТИКА»</text:span></text:p>
      <text:p text:style-name="P9"/>
      <text:p text:style-name="P9"/>
      <text:p text:style-name="P5"><text:span text:style-name="T3">Студент<text:tab/><text:tab/><text:tab/></text:span><text:span text:style-name="T5">Дьяченко Артём Александрович</text:span></text:p>
      <text:p text:style-name="P10"/>
      <text:p text:style-name="P5"><text:span text:style-name="T3">Группа<text:tab/><text:tab/><text:tab/>ИУ7 – </text:span><text:span text:style-name="T4">3</text:span><text:span text:style-name="T6">3</text:span><text:span text:style-name="T3">Б </text:span></text:p>
      <text:p text:style-name="P9"/>
      <text:p text:style-name="P91">Преподаватель<text:tab/><text:tab/>Барышникова М. Ю.</text:p>
      <text:p text:style-name="P8"/>
      <text:p text:style-name="P8"/>
      <text:p text:style-name="P8"/>
      <text:p text:style-name="P8"/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11"/>
      <text:p text:style-name="P7"/>
      <text:p text:style-name="P6"><text:span text:style-name="T7">20</text:span><text:span text:style-name="T8">2</text:span><text:span text:style-name="T10">2</text:span><text:span text:style-name="T7"> <text:s text:c="4"/></text:span><text:span text:style-name="T9">г.</text:span></text:p>
      <text:list xml:id="list441670926" text:style-name="WWNum2">
        <text:list-header>
          <text:p text:style-name="P94"><text:bookmark text:name="_GoBack"/><text:soft-page-break/></text:p>
        </text:list-header>
      </text:list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0">Оглавление</text:p>
          </text:index-title>
          <text:p text:style-name="P3"><text:a xlink:type="simple" xlink:href="#__RefHeading___Toc1493_1224043242" text:style-name="Index_20_Link" text:visited-style-name="Index_20_Link"><text:span text:style-name="T104">Описание условия задачи<text:tab/>3</text:span></text:a></text:p>
          <text:p text:style-name="P3"><text:a xlink:type="simple" xlink:href="#__RefHeading___Toc1495_1224043242" text:style-name="Index_20_Link" text:visited-style-name="Index_20_Link"><text:span text:style-name="T104">Описание технического задания<text:tab/>3</text:span></text:a></text:p>
          <text:p text:style-name="P3"><text:a xlink:type="simple" xlink:href="#__RefHeading___Toc1497_1224043242" text:style-name="Index_20_Link" text:visited-style-name="Index_20_Link"><text:span text:style-name="T104">Описание структуры данных<text:tab/></text:span></text:a><text:span text:style-name="T105">5</text:span></text:p>
          <text:p text:style-name="P3"><text:a xlink:type="simple" xlink:href="#__RefHeading___Toc1499_1224043242" text:style-name="Index_20_Link" text:visited-style-name="Index_20_Link"><text:span text:style-name="T104">Описание алгоритма<text:tab/></text:span></text:a><text:span text:style-name="T105">7</text:span></text:p>
          <text:p text:style-name="P3"><text:a xlink:type="simple" xlink:href="#__RefHeading___Toc1501_1224043242" text:style-name="Index_20_Link" text:visited-style-name="Index_20_Link"><text:span text:style-name="T104">Набор тестов<text:tab/></text:span></text:a><text:span text:style-name="T105">8</text:span></text:p>
          <text:p text:style-name="P4"><text:a xlink:type="simple" xlink:href="#__RefHeading___Toc1505_1224043242" text:style-name="Index_20_Link" text:visited-style-name="Index_20_Link"><text:span text:style-name="T104">Вывод<text:tab/></text:span></text:a><text:span text:style-name="T105">9</text:span></text:p>
        </text:index-body>
      </text:table-of-content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39" text:outline-level="1"/>
      <text:h text:style-name="P39" text:outline-level="1"><text:bookmark-start text:name="__RefHeading___Toc1493_1224043242"/><text:soft-page-break/>Описание условия задачи<text:bookmark-end text:name="__RefHeading___Toc1493_1224043242"/></text:h>
      <text:p text:style-name="P30"><text:span text:style-name="T21">Смоделировать операцию умножения целого числа длиной до 30 десятичных цифр на действительное число в форме </text:span><text:span text:style-name="T23">+</text:span><text:span text:style-name="T24">\</text:span><text:span text:style-name="T23">-</text:span><text:span text:style-name="T21">m.n Е </text:span><text:span text:style-name="T23">+</text:span><text:span text:style-name="T24">\</text:span><text:span text:style-name="T23">-</text:span><text:span text:style-name="T21">K, где суммарная длина мантиссы (m+n) - до 30 значащих цифр, а величина порядка K - до 5 цифр. Результат выдать в форме </text:span><text:span text:style-name="T25">+</text:span><text:span text:style-name="T24">\</text:span><text:span text:style-name="T25">-</text:span><text:span text:style-name="T21">0.m1 Е</text:span><text:span text:style-name="T25">+</text:span><text:span text:style-name="T24">\</text:span><text:span text:style-name="T25">-</text:span><text:span text:style-name="T21">K1, где m1 - до 30 значащих цифр, а K1 - до 5 цифр. </text:span></text:p>
      <text:p text:style-name="P21"/>
      <text:h text:style-name="P39" text:outline-level="1"><text:bookmark-start text:name="__RefHeading___Toc1495_1224043242"/>Описание технического задания<text:bookmark-end text:name="__RefHeading___Toc1495_1224043242"/></text:h>
      <text:list xml:id="list769068956" text:style-name="L1">
        <text:list-header>
          <text:p text:style-name="P95">Входные данные:</text:p>
          <text:p text:style-name="P96"><text:span text:style-name="T36">Целое число:</text:span><text:span text:style-name="T21"> строка, содержащая целое число в виде </text:span><text:span text:style-name="T38">&lt;+\-m&gt;. </text:span><text:span text:style-name="T39">Если не указать знак перед числом – по умолчанию будется считаться за ‘+’</text:span><text:span text:style-name="T21">. Длина модуля числа </text:span><text:span text:style-name="T38">&lt;m&gt; - </text:span><text:span text:style-name="T21">до 30 цифр.</text:span></text:p>
          <text:p text:style-name="P97"><text:span text:style-name="T36">Действительное число:</text:span><text:span text:style-name="T21"> строка, содержащая вещественное число в виде </text:span><text:span text:style-name="T38">&lt;</text:span><text:span text:style-name="T40">(</text:span><text:span text:style-name="T38">+\-</text:span><text:span text:style-name="T40">)</text:span><text:span text:style-name="T38">m.nE</text:span><text:span text:style-name="T39">\e</text:span><text:span text:style-name="T40">(</text:span><text:span text:style-name="T38">+\-</text:span><text:span text:style-name="T40">)</text:span><text:span text:style-name="T38">K&gt;. </text:span><text:span text:style-name="T39">Если не указать знак перед числом </text:span><text:span text:style-name="T40">и/или экспонентой</text:span><text:span text:style-name="T39">– по умолчанию будется считаться за ‘+’</text:span><text:span text:style-name="T21">. Суммарная длина </text:span><text:span text:style-name="T38">&lt;m+n&gt; - </text:span><text:span text:style-name="T21">до 31 цифры, включая точку; длина порядка — до 5 цифр.</text:span></text:p>
          <text:p text:style-name="P106"/>
          <text:p text:style-name="P102">Выходные данные:</text:p>
          <text:p text:style-name="P98"><text:span text:style-name="T21">Длинное число в виде </text:span><text:span text:style-name="T38">&lt;</text:span><text:span text:style-name="T21">+\-0.</text:span><text:span text:style-name="T38">m1E+\-K1&gt;. </text:span><text:span text:style-name="T21">Длинна мантиссы </text:span><text:span text:style-name="T38">&lt;m1&gt; - </text:span><text:span text:style-name="T21">до 30 цифр; длина порядка </text:span><text:span text:style-name="T38">&lt;K1&gt;</text:span><text:span text:style-name="T21"> — до 5 цифр.</text:span></text:p>
          <text:p text:style-name="P103"/>
          <text:p text:style-name="P102">Действие программы:</text:p>
          <text:p text:style-name="P104">Умножение целого числа на действительное.</text:p>
          <text:p text:style-name="P105"/>
          <text:p text:style-name="P99"><text:span text:style-name="T35">Обращение к программе:</text:span><text:span text:style-name="T37"> </text:span></text:p>
          <text:p text:style-name="P100"><text:span text:style-name="T26">З</text:span><text:span text:style-name="T45">апускается через терминал: </text:span><text:span text:style-name="T46">вводится действительное число — за ним — целое.</text:span></text:p>
          <text:p text:style-name="P101"><text:span text:style-name="T45">А</text:span><text:span text:style-name="T44">варийные ситуации:</text:span></text:p>
        </text:list-header>
        <text:list-item>
          <text:p text:style-name="P108"><text:span text:style-name="T50">Некорректный ввод: превышение длины при вводе </text:span><text:span text:style-name="T47">действительного</text:span><text:span text:style-name="T50"> числа (больше 3</text:span><text:span text:style-name="T51">9</text:span><text:span text:style-name="T47"> </text:span><text:span text:style-name="T50">цифр</text:span><text:span text:style-name="T52">ы</text:span><text:span text:style-name="T50">).<text:line-break/></text:span><text:span text:style-name="T47">Код ошибки – 101.</text:span></text:p>
        </text:list-item>
        <text:list-item>
          <text:p text:style-name="P108"><text:span text:style-name="T53">Некорректный ввод: превышение длины при вводе </text:span><text:span text:style-name="T54">целого </text:span><text:span text:style-name="T53">числа (больше 3</text:span><text:span text:style-name="T55">1</text:span><text:span text:style-name="T54"> </text:span><text:span text:style-name="T53">цифр</text:span><text:span text:style-name="T55">ы</text:span><text:span text:style-name="T53">).<text:line-break/></text:span><text:span text:style-name="T54">Код ошибки – 102.</text:span></text:p>
        </text:list-item>
        <text:list-item>
          <text:p text:style-name="P109"><text:soft-page-break/><text:span text:style-name="T47"><text:s/></text:span><text:span text:style-name="T48">Некорректный ввод: строка с </text:span><text:span text:style-name="T47">действительным</text:span><text:span text:style-name="T48"> числом </text:span><text:span text:style-name="T47">не подходит под регулярное выражение-маску "^([+-]?([0-9]+([.][0-9]*)?([eE][+-]?[0-9]+)?||[.][0-9]+([eE][+-]?[0-9]+)?)$)"</text:span><text:span text:style-name="T49"><text:line-break/></text:span><text:span text:style-name="T47">Код ошибки – 103.</text:span></text:p>
        </text:list-item>
        <text:list-item>
          <text:p text:style-name="P110"><text:span text:style-name="T62"><text:s/></text:span><text:span text:style-name="T63">Некорректный ввод: строка с </text:span><text:span text:style-name="T62">целым</text:span><text:span text:style-name="T63"> числом </text:span><text:span text:style-name="T62">не подходит под регулярное выражение-маску "^([+-]?[0-9]+)$"</text:span><text:span text:style-name="T64"><text:line-break/></text:span><text:span text:style-name="T62">Код ошибки – 104.</text:span></text:p>
        </text:list-item>
        <text:list-item>
          <text:p text:style-name="P111"><text:span text:style-name="T65">Н</text:span><text:span text:style-name="T61">екорректный ввод/переполнение в вычислениях: превышение длинны порядка (больше 5 символов).<text:line-break/>Код ошибки – 105.</text:span></text:p>
        </text:list-item>
        <text:list-item>
          <text:p text:style-name="P112">Превышение длины мантиссы действительного числа.<text:line-break/>Код ошибки – 106.</text:p>
        </text:list-item>
        <text:list-item>
          <text:p text:style-name="P112">Превышение длины целого числа.<text:line-break/>Код ошибки – 107.</text:p>
        </text:list-item>
        <text:list-item>
          <text:p text:style-name="P113">Превышение длины действительного числа.<text:line-break/>Код ошибки — 108.</text:p>
        </text:list-item>
        <text:list-item>
          <text:p text:style-name="P113">Ввод пустой строки.<text:line-break/>Код ошибки — 109.</text:p>
          <text:p text:style-name="P107"/>
        </text:list-item>
      </text:list>
      <text:p text:style-name="P59">Во всех аварийных случаях в консоль выводится сообщение: </text:p>
      <text:p text:style-name="P60">"Невозможно провести расчёт! Введены некорректные данные!" <text:span text:style-name="T103">и/</text:span><text:span text:style-name="T107">или</text:span><text:span text:style-name="T103"> сообщение, локализирующее ошибку.</text:span></text:p>
      <text:list xml:id="list82217530983989" text:continue-numbering="true" text:style-name="L1">
        <text:list-header>
          <text:p text:style-name="P114"/>
        </text:list-header>
      </text:list>
      <text:p text:style-name="P43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><text:bookmark-start text:name="__RefHeading___Toc1497_1224043242"/><text:soft-page-break/>Описание структуры данных<text:bookmark-end text:name="__RefHeading___Toc1497_1224043242"/></text:h>
      <text:p text:style-name="P31"><text:span text:style-name="T56">После ввода числа, оно хранится в массиве символов </text:span><text:span text:style-name="T57">длинной 31 (для целого числа) или 3</text:span><text:span text:style-name="T58">9</text:span><text:span text:style-name="T57"> (для действительного числа).</text:span></text:p>
      <text:p text:style-name="P22"/>
      <text:p text:style-name="P33"><text:span text:style-name="T66">Далее </text:span><text:span text:style-name="T67">действительное</text:span><text:span text:style-name="T66"> число обрабатывается и записывается в структуру </text:span><text:span text:style-name="T67">re</text:span><text:span text:style-name="T69">al</text:span><text:span text:style-name="T67">_t</text:span><text:span text:style-name="T81">. </text:span></text:p>
      <text:p text:style-name="P32"><text:span text:style-name="T56">Структура </text:span><text:span text:style-name="T59">re</text:span><text:span text:style-name="T60">al</text:span><text:span text:style-name="T59">_t</text:span><text:span text:style-name="T38">:</text:span></text:p>
      <text:p text:style-name="P23"/>
      <text:p text:style-name="P47">struct real_t</text:p>
      <text:p text:style-name="P47">{</text:p>
      <text:p text:style-name="P47"><text:s text:c="4"/>int m_sign;</text:p>
      <text:p text:style-name="P47"><text:s text:c="4"/>int mantiss[MANTISS_SIZE];</text:p>
      <text:p text:style-name="P47"><text:s text:c="4"/>int exp_sign;</text:p>
      <text:p text:style-name="P47"><text:s text:c="4"/>int exp;</text:p>
      <text:p text:style-name="P47"><text:s text:c="4"/>int start_index;</text:p>
      <text:p text:style-name="P47">};</text:p>
      <text:p text:style-name="P49"/>
      <text:p text:style-name="P50">Поля структуры:</text:p>
      <text:p text:style-name="P54"><text:span text:style-name="T83">m_sign</text:span><text:span text:style-name="T84"> – </text:span><text:span text:style-name="T83">знак мантиссы</text:span></text:p>
      <text:p text:style-name="P58"><text:span text:style-name="T75">m</text:span><text:span text:style-name="T74">antiss — мантисса</text:span></text:p>
      <text:p text:style-name="P52">exp_sign — знак экспоненты (порядка)</text:p>
      <text:p text:style-name="P52">exp — значение экспоненты (порядка)</text:p>
      <text:p text:style-name="P55"><text:span text:style-name="T77">start_index — индекс, с которого идёт вывод значени</text:span><text:span text:style-name="T76">й</text:span><text:span text:style-name="T77"> мантиссы; индекс последнего элемента мантиссы </text:span><text:span text:style-name="T78">действительного</text:span><text:span text:style-name="T77"> числа.</text:span></text:p>
      <text:p text:style-name="P52"/>
      <text:p text:style-name="P34"><text:span text:style-name="T69">Целое</text:span><text:span text:style-name="T66"> число обрабатывается и записывается в структуру </text:span><text:span text:style-name="T69">int</text:span><text:span text:style-name="T67">_t</text:span><text:span text:style-name="T81">. </text:span></text:p>
      <text:p text:style-name="P34"><text:span text:style-name="T70">Структура </text:span><text:span text:style-name="T69">int</text:span><text:span text:style-name="T67">_t</text:span><text:span text:style-name="T82">:</text:span></text:p>
      <text:p text:style-name="P24"/>
      <text:p text:style-name="P48">struct int_t</text:p>
      <text:p text:style-name="P48">{</text:p>
      <text:p text:style-name="P48"><text:s text:c="4"/>int sign;</text:p>
      <text:p text:style-name="P56"><text:span text:style-name="T86"><text:s text:c="4"/>int digits[MA</text:span><text:span text:style-name="T87">NTISS_SIZE</text:span><text:span text:style-name="T86">];</text:span></text:p>
      <text:p text:style-name="P48"><text:s text:c="4"/>int start_index;</text:p>
      <text:p text:style-name="P48"><text:soft-page-break/>};</text:p>
      <text:p text:style-name="P48"/>
      <text:p text:style-name="P51">Поля структуры:</text:p>
      <text:p text:style-name="P56"><text:span text:style-name="T83">sign</text:span><text:span text:style-name="T84"> – </text:span><text:span text:style-name="T83">знак </text:span><text:span text:style-name="T85">числа</text:span></text:p>
      <text:p text:style-name="P56"><text:span text:style-name="T76">digits</text:span><text:span text:style-name="T77"> — </text:span><text:span text:style-name="T76">цифры числа</text:span></text:p>
      <text:p text:style-name="P56"><text:span text:style-name="T77">start_index — индекс, с которого идёт вывод значени</text:span><text:span text:style-name="T76">й</text:span><text:span text:style-name="T77">; индекс последне</text:span><text:span text:style-name="T76">й цифры</text:span><text:span text:style-name="T77"> </text:span><text:span text:style-name="T78">целого</text:span><text:span text:style-name="T77"> числа.</text:span></text:p>
      <text:p text:style-name="P53"/>
      <text:p text:style-name="P57"><text:span text:style-name="T77">С</text:span><text:span text:style-name="T79">труктура res_t, в которую помещается результат умножения, аналогична структуре real_t, за исключением длинны мантиссы: она равняется MANTISS_SIZE * </text:span><text:span text:style-name="T80">2</text:span><text:span text:style-name="T79">, т.е. 60.</text:span></text:p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><text:bookmark-start text:name="__RefHeading___Toc1499_1224043242"/><text:soft-page-break/>Описание алгоритма<text:bookmark-end text:name="__RefHeading___Toc1499_1224043242"/></text:h>
      <text:list xml:id="list4215323965" text:style-name="L2">
        <text:list-item>
          <text:p text:style-name="P115"><text:span text:style-name="T68">Программа считывает две строки, одна </text:span><text:span text:style-name="T65">содержит</text:span><text:span text:style-name="T68"> </text:span><text:span text:style-name="T69">действительное</text:span><text:span text:style-name="T68"> число, </text:span><text:span text:style-name="T65">другая</text:span><text:span text:style-name="T68"> — </text:span><text:span text:style-name="T69">целое</text:span><text:span text:style-name="T68">. </text:span><text:span text:style-name="T73">Оба отличны от нуля.</text:span></text:p>
        </text:list-item>
        <text:list-item>
          <text:p text:style-name="P117"><text:span text:style-name="T21">Строки обрабатываются и записываются в </text:span><text:span text:style-name="T27">структуры real_t и int_t</text:span><text:span text:style-name="T41">.</text:span></text:p>
        </text:list-item>
        <text:list-item>
          <text:p text:style-name="P118"><text:span text:style-name="T41">С</text:span><text:span text:style-name="T38">оздаётся новая переменная структуры res_t, в которой сразу вычисляются знаки мантиссы и порядка, мантисса инициализируется нулями.</text:span></text:p>
        </text:list-item>
        <text:list-item>
          <text:p text:style-name="P121">Происходит перемножение двух чисел с сохранением вычислений в переменную результата.</text:p>
        </text:list-item>
        <text:list-item>
          <text:p text:style-name="P121">Если <text:span text:style-name="T93">справа</text:span> в мантиссе результирующей переменной есть нули – они убираются, переносятся в порядок.</text:p>
        </text:list-item>
        <text:list-item>
          <text:p text:style-name="P116"><text:span text:style-name="T71">Т.к. мантисса в выводе не может иметь больше 30 знаков, то происходит округление 30-й цифры мантиссы с переносом остатков</text:span><text:span text:style-name="T72">. </text:span></text:p>
        </text:list-item>
        <text:list-item>
          <text:p text:style-name="P116"><text:span text:style-name="T71">Если случилось переполнение мантиссы, то все числа сдвигаются влево на одну позицию, а порядок увеличивается на единицу</text:span><text:span text:style-name="T72">.</text:span></text:p>
        </text:list-item>
        <text:list-item>
          <text:p text:style-name="P121"><text:span text:style-name="T95">Если </text:span><text:span text:style-name="T94">слева</text:span><text:span text:style-name="T95"> в мантиссе результирующей переменной есть нули – они убираются, переносятся в порядок.</text:span></text:p>
        </text:list-item>
        <text:list-item>
          <text:p text:style-name="P119"><text:span text:style-name="T22">К</text:span><text:span text:style-name="T21">орректировка порядка экспоненты — она увеличивается на значение </text:span><text:span text:style-name="T32">RES_MANTISS_SIZE -</text:span><text:span text:style-name="T21"> res_num.start_index, т. к. именно столько цифр нужно сдвинуть в дробную часть, после нуля в вывод</text:span><text:span text:style-name="T28">е.</text:span></text:p>
        </text:list-item>
        <text:list-item>
          <text:p text:style-name="P120"><text:span text:style-name="T21">Перевод данных результирующей переменной структуры res_t в строку и её вывод </text:span><text:span text:style-name="T29">в виде </text:span><text:span text:style-name="T42">&lt;</text:span><text:span text:style-name="T43">(</text:span><text:span text:style-name="T33">+\-</text:span><text:span text:style-name="T34">)</text:span><text:span text:style-name="T33">0.</text:span><text:span text:style-name="T42">mE</text:span><text:span text:style-name="T43">(</text:span><text:span text:style-name="T42">+\-</text:span><text:span text:style-name="T43">)</text:span><text:span text:style-name="T42">K&gt;</text:span></text:p>
        </text:list-item>
      </text:list>
      <text:h text:style-name="P40" text:outline-level="1"/>
      <text:h text:style-name="P40" text:outline-level="1"/>
      <text:h text:style-name="P40" text:outline-level="1"/>
      <text:h text:style-name="P40" text:outline-level="1"/>
      <text:h text:style-name="P40" text:outline-level="1"><text:soft-page-break/></text:h>
      <text:h text:style-name="P40" text:outline-level="1"><text:bookmark-start text:name="__RefHeading___Toc1501_1224043242"/>Набор тестов<text:bookmark-end text:name="__RefHeading___Toc1501_1224043242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647101023328">
          <table:table-cell table:style-name="Table1.A1" office:value-type="string">
            <text:p text:style-name="P85">№</text:p>
          </table:table-cell>
          <table:table-cell table:style-name="Table1.A1" office:value-type="string">
            <text:p text:style-name="P83">Название теста</text:p>
          </table:table-cell>
          <table:table-cell table:style-name="Table1.A1" office:value-type="string">
            <text:p text:style-name="P83">Число №1</text:p>
          </table:table-cell>
          <table:table-cell table:style-name="Table1.A1" office:value-type="string">
            <text:p text:style-name="P83">Число №2</text:p>
          </table:table-cell>
          <table:table-cell table:style-name="Table1.E1" office:value-type="string">
            <text:p text:style-name="P83">Вывод</text:p>
          </table:table-cell>
        </table:table-row>
        <table:table-row table:style-name="Table1.2">
          <table:table-cell table:style-name="Table1.A2" office:value-type="string">
            <text:p text:style-name="P88">1</text:p>
          </table:table-cell>
          <table:table-cell table:style-name="Table1.A2" office:value-type="string">
            <text:p text:style-name="P79">Умножение на единицу</text:p>
          </table:table-cell>
          <table:table-cell table:style-name="Table1.A2" office:value-type="string">
            <text:p text:style-name="P73">123.456e789</text:p>
          </table:table-cell>
          <table:table-cell table:style-name="Table1.A2" office:value-type="string">
            <text:p text:style-name="P79">1</text:p>
          </table:table-cell>
          <table:table-cell table:style-name="Table1.E2" office:value-type="string">
            <text:p text:style-name="P46">+0.12345<text:span text:style-name="T98">6</text:span>E+79<text:span text:style-name="T99">2</text:span></text:p>
          </table:table-cell>
        </table:table-row>
        <table:table-row table:style-name="TableLine94647101325120">
          <table:table-cell table:style-name="Table1.A2" office:value-type="string">
            <text:p text:style-name="P88">2</text:p>
          </table:table-cell>
          <table:table-cell table:style-name="Table1.A2" office:value-type="string">
            <text:p text:style-name="P78">Умножение на <text:span text:style-name="T96">десять</text:span></text:p>
          </table:table-cell>
          <table:table-cell table:style-name="Table1.A2" office:value-type="string">
            <text:p text:style-name="P80">1<text:span text:style-name="T97">E</text:span>5</text:p>
          </table:table-cell>
          <table:table-cell table:style-name="Table1.A2" office:value-type="string">
            <text:p text:style-name="P80">10</text:p>
          </table:table-cell>
          <table:table-cell table:style-name="Table1.E3" office:value-type="string">
            <text:p text:style-name="P62">+0.1E+<text:span text:style-name="T99">7</text:span></text:p>
          </table:table-cell>
        </table:table-row>
        <table:table-row table:style-name="TableLine94647101326672">
          <table:table-cell table:style-name="Table1.A2" office:value-type="string">
            <text:p text:style-name="P72">3</text:p>
          </table:table-cell>
          <table:table-cell table:style-name="Table1.A2" office:value-type="string">
            <text:p text:style-name="P81">Умножение чисел разных знаков</text:p>
          </table:table-cell>
          <table:table-cell table:style-name="Table1.A2" office:value-type="string">
            <text:p text:style-name="P70">-13</text:p>
          </table:table-cell>
          <table:table-cell table:style-name="Table1.A2" office:value-type="string">
            <text:p text:style-name="P70">+13</text:p>
          </table:table-cell>
          <table:table-cell table:style-name="Table1.E3" office:value-type="string">
            <text:p text:style-name="P85">-0.169E+<text:span text:style-name="T99">3</text:span></text:p>
          </table:table-cell>
        </table:table-row>
        <table:table-row table:style-name="TableLine94647101328208">
          <table:table-cell table:style-name="Table1.A2" office:value-type="string">
            <text:p text:style-name="P72">4</text:p>
          </table:table-cell>
          <table:table-cell table:style-name="Table1.A2" office:value-type="string">
            <text:p text:style-name="P81">Числ<text:span text:style-name="T99">о</text:span> меньше единицы</text:p>
          </table:table-cell>
          <table:table-cell table:style-name="Table1.A2" office:value-type="string">
            <text:p text:style-name="P71">0.15</text:p>
          </table:table-cell>
          <table:table-cell table:style-name="Table1.A2" office:value-type="string">
            <text:p text:style-name="P87">3</text:p>
          </table:table-cell>
          <table:table-cell table:style-name="Table1.E3" office:value-type="string">
            <text:p text:style-name="P85"><text:s/>+0.45E+0</text:p>
          </table:table-cell>
        </table:table-row>
        <table:table-row table:style-name="TableLine94647101329344">
          <table:table-cell table:style-name="Table1.A2" office:value-type="string">
            <text:p text:style-name="P72">5</text:p>
          </table:table-cell>
          <table:table-cell table:style-name="Table1.A2" office:value-type="string">
            <text:p text:style-name="P82">Умножение целых чисел</text:p>
          </table:table-cell>
          <table:table-cell table:style-name="Table1.A2" office:value-type="string">
            <text:p text:style-name="P69">+12345</text:p>
          </table:table-cell>
          <table:table-cell table:style-name="Table1.A2" office:value-type="string">
            <text:p text:style-name="P69">21</text:p>
          </table:table-cell>
          <table:table-cell table:style-name="Table1.E3" office:value-type="string">
            <text:p text:style-name="P85">+0.259245E+6</text:p>
          </table:table-cell>
        </table:table-row>
        <table:table-row table:style-name="TableLine94647101330272">
          <table:table-cell table:style-name="Table1.A2" office:value-type="string">
            <text:p text:style-name="P72">6</text:p>
          </table:table-cell>
          <table:table-cell table:style-name="Table1.A2" office:value-type="string">
            <text:p text:style-name="P89"><text:span text:style-name="T90">Граничные значения (</text:span><text:span text:style-name="T91">действительное</text:span><text:span text:style-name="T90"> число)</text:span></text:p>
          </table:table-cell>
          <table:table-cell table:style-name="Table1.A2" office:value-type="string">
            <text:p text:style-name="P66">999...999 <text:line-break/>(30 <text:span text:style-name="T88">девяток</text:span>)</text:p>
          </table:table-cell>
          <table:table-cell table:style-name="Table1.A2" office:value-type="string">
            <text:p text:style-name="P77">1</text:p>
          </table:table-cell>
          <table:table-cell table:style-name="Table1.E3" office:value-type="string">
            <text:p text:style-name="P85">+0.999999999999999999999999999999E+30</text:p>
          </table:table-cell>
        </table:table-row>
        <table:table-row table:style-name="TableLine94647101331408">
          <table:table-cell table:style-name="Table1.A2" office:value-type="string">
            <text:p text:style-name="P72">7</text:p>
          </table:table-cell>
          <table:table-cell table:style-name="Table1.A2" office:value-type="string">
            <text:p text:style-name="P89"><text:span text:style-name="T90">Граничные значения (</text:span><text:span text:style-name="T91">целое</text:span><text:span text:style-name="T90"> число)</text:span></text:p>
          </table:table-cell>
          <table:table-cell table:style-name="Table1.A2" office:value-type="string">
            <text:p text:style-name="P69">1</text:p>
          </table:table-cell>
          <table:table-cell table:style-name="Table1.A2" office:value-type="string">
            <text:p text:style-name="P66"><text:span text:style-name="T100">+</text:span>999...999 <text:line-break/>(30 <text:span text:style-name="T88">девяток</text:span>)</text:p>
          </table:table-cell>
          <table:table-cell table:style-name="Table1.E3" office:value-type="string">
            <text:p text:style-name="P85">0.999999999999999999999999999999E+30</text:p>
          </table:table-cell>
        </table:table-row>
        <table:table-row table:style-name="TableLine94647101332624">
          <table:table-cell table:style-name="Table1.A2" office:value-type="string">
            <text:p text:style-name="P72">8</text:p>
          </table:table-cell>
          <table:table-cell table:style-name="Table1.A2" office:value-type="string">
            <text:p text:style-name="P89"><text:span text:style-name="T92">Превышение длины</text:span><text:span text:style-name="T90"> </text:span><text:span text:style-name="T92">порядка</text:span></text:p>
          </table:table-cell>
          <table:table-cell table:style-name="Table1.A2" office:value-type="string">
            <text:p text:style-name="P65">123e99999</text:p>
          </table:table-cell>
          <table:table-cell table:style-name="Table1.A2" office:value-type="string">
            <text:p text:style-name="P68">2</text:p>
          </table:table-cell>
          <table:table-cell table:style-name="Table1.E3" office:value-type="string">
            <text:p text:style-name="P85">Слишком длинное целое число! </text:p>
          </table:table-cell>
        </table:table-row>
        <table:table-row table:style-name="TableLine94647101333840">
          <table:table-cell table:style-name="Table1.A2" office:value-type="string">
            <text:p text:style-name="P72">9</text:p>
          </table:table-cell>
          <table:table-cell table:style-name="Table1.A2" office:value-type="string">
            <text:p text:style-name="P89"><text:span text:style-name="T90">Превышение длины мантиссы (</text:span><text:span text:style-name="T92">действительного </text:span><text:span text:style-name="T90">числ</text:span><text:span text:style-name="T92">а</text:span><text:span text:style-name="T90">)</text:span></text:p>
          </table:table-cell>
          <table:table-cell table:style-name="Table1.A2" office:value-type="string">
            <text:p text:style-name="P64">0.99<text:span text:style-name="T101">9...</text:span>999 (31 <text:span text:style-name="T88">девятка</text:span>)</text:p>
          </table:table-cell>
          <table:table-cell table:style-name="Table1.A2" office:value-type="string">
            <text:p text:style-name="P67">+1</text:p>
          </table:table-cell>
          <table:table-cell table:style-name="Table1.E3" office:value-type="string">
            <text:p text:style-name="P86">Невозможно провести расчёт!</text:p>
          </table:table-cell>
        </table:table-row>
        <table:table-row table:style-name="TableLine94647101335056">
          <table:table-cell table:style-name="Table1.A2" office:value-type="string">
            <text:p text:style-name="P62">1<text:span text:style-name="T108">0</text:span></text:p>
          </table:table-cell>
          <table:table-cell table:style-name="Table1.A2" office:value-type="string">
            <text:p text:style-name="P73">Некорректный ввод</text:p>
          </table:table-cell>
          <table:table-cell table:style-name="Table1.A2" office:value-type="string">
            <text:p text:style-name="P76">abc</text:p>
          </table:table-cell>
          <table:table-cell table:style-name="Table1.A2" office:value-type="string">
            <text:p text:style-name="P84">123</text:p>
          </table:table-cell>
          <table:table-cell table:style-name="Table1.E3" office:value-type="string">
            <text:p text:style-name="P44">Невозможно провести расчёт!</text:p>
          </table:table-cell>
        </table:table-row>
        <table:table-row table:style-name="TableLine94647101336272">
          <table:table-cell table:style-name="Table1.A2" office:value-type="string">
            <text:p text:style-name="P62">1<text:span text:style-name="T108">1</text:span></text:p>
          </table:table-cell>
          <table:table-cell table:style-name="Table1.A2" office:value-type="string">
            <text:p text:style-name="P73">Некорректный ввод</text:p>
          </table:table-cell>
          <table:table-cell table:style-name="Table1.A2" office:value-type="string">
            <text:p text:style-name="P63">123</text:p>
          </table:table-cell>
          <table:table-cell table:style-name="Table1.A2" office:value-type="string">
            <text:p text:style-name="P84">abc</text:p>
          </table:table-cell>
          <table:table-cell table:style-name="Table1.E3" office:value-type="string">
            <text:p text:style-name="P44">Невозможно провести расчёт!</text:p>
          </table:table-cell>
        </table:table-row>
        <table:table-row table:style-name="Table1.13">
          <table:table-cell table:style-name="Table1.A2" office:value-type="string">
            <text:p text:style-name="P62">1<text:span text:style-name="T108">2</text:span></text:p>
          </table:table-cell>
          <table:table-cell table:style-name="Table1.A2" office:value-type="string">
            <text:p text:style-name="P73">Некорректный ввод</text:p>
          </table:table-cell>
          <table:table-cell table:style-name="Table1.A2" office:value-type="string">
            <text:p text:style-name="P62"><text:span text:style-name="T103">23</text:span><text:span text:style-name="T102">a</text:span></text:p>
          </table:table-cell>
          <table:table-cell table:style-name="Table1.A2" office:value-type="string">
            <text:p text:style-name="P84">1</text:p>
          </table:table-cell>
          <table:table-cell table:style-name="Table1.E3" office:value-type="string">
            <text:p text:style-name="P44">Невозможно провести расчёт!</text:p>
          </table:table-cell>
        </table:table-row>
        <table:table-row table:style-name="TableLine94647101339664">
          <table:table-cell table:style-name="Table1.A2" office:value-type="string">
            <text:p text:style-name="P62">1<text:span text:style-name="T108">3</text:span></text:p>
          </table:table-cell>
          <table:table-cell table:style-name="Table1.A2" office:value-type="string">
            <text:p text:style-name="P73">Некорректный ввод</text:p>
          </table:table-cell>
          <table:table-cell table:style-name="Table1.A2" office:value-type="string">
            <text:p text:style-name="P76">1</text:p>
          </table:table-cell>
          <table:table-cell table:style-name="Table1.A2" office:value-type="string">
            <text:p text:style-name="P84"><text:span text:style-name="T103">23</text:span>a</text:p>
          </table:table-cell>
          <table:table-cell table:style-name="Table1.E3" office:value-type="string">
            <text:p text:style-name="P44">Невозможно провести расчёт!</text:p>
          </table:table-cell>
        </table:table-row>
        <text:soft-page-break/>
        <table:table-row table:style-name="TableLine94647101340880">
          <table:table-cell table:style-name="Table1.A2" office:value-type="string">
            <text:p text:style-name="P62">1<text:span text:style-name="T108">4</text:span></text:p>
          </table:table-cell>
          <table:table-cell table:style-name="Table1.A2" office:value-type="string">
            <text:p text:style-name="P73">Некорректный ввод</text:p>
          </table:table-cell>
          <table:table-cell table:style-name="Table1.A2" office:value-type="string">
            <text:p text:style-name="P76">100+E1</text:p>
          </table:table-cell>
          <table:table-cell table:style-name="Table1.A2" office:value-type="string">
            <text:p text:style-name="P84">1</text:p>
          </table:table-cell>
          <table:table-cell table:style-name="Table1.E3" office:value-type="string">
            <text:p text:style-name="P44">Невозможно провести расчёт!</text:p>
          </table:table-cell>
        </table:table-row>
        <table:table-row table:style-name="TableLine94647101342096">
          <table:table-cell table:style-name="Table1.A2" office:value-type="string">
            <text:p text:style-name="P62">1<text:span text:style-name="T108">5</text:span></text:p>
          </table:table-cell>
          <table:table-cell table:style-name="Table1.A2" office:value-type="string">
            <text:p text:style-name="P73">Некорректный ввод</text:p>
          </table:table-cell>
          <table:table-cell table:style-name="Table1.A2" office:value-type="string">
            <text:p text:style-name="P75">1</text:p>
          </table:table-cell>
          <table:table-cell table:style-name="Table1.A2" office:value-type="string">
            <text:p text:style-name="P75">1.0</text:p>
          </table:table-cell>
          <table:table-cell table:style-name="Table1.E3" office:value-type="string">
            <text:p text:style-name="P44">Невозможно провести расчёт!</text:p>
          </table:table-cell>
        </table:table-row>
        <table:table-row table:style-name="TableLine94647101343312">
          <table:table-cell table:style-name="Table1.A2" office:value-type="string">
            <text:p text:style-name="P62">1<text:span text:style-name="T108">6</text:span></text:p>
          </table:table-cell>
          <table:table-cell table:style-name="Table1.A2" office:value-type="string">
            <text:p text:style-name="P73">Некорректный ввод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1">23</text:p>
          </table:table-cell>
          <table:table-cell table:style-name="Table1.E3" office:value-type="string">
            <text:p text:style-name="P45">Пустая строка!</text:p>
          </table:table-cell>
        </table:table-row>
        <table:table-row table:style-name="TableLine94647101344528">
          <table:table-cell table:style-name="Table1.A2" office:value-type="string">
            <text:p text:style-name="P72">17</text:p>
          </table:table-cell>
          <table:table-cell table:style-name="Table1.A2" office:value-type="string">
            <text:p text:style-name="P73">Некорректный ввод</text:p>
          </table:table-cell>
          <table:table-cell table:style-name="Table1.A2" office:value-type="string">
            <text:p text:style-name="P61">23</text:p>
          </table:table-cell>
          <table:table-cell table:style-name="Table1.A2" office:value-type="string">
            <text:p text:style-name="P74"/>
          </table:table-cell>
          <table:table-cell table:style-name="Table1.E3" office:value-type="string">
            <text:p text:style-name="P45">Пустая строка!</text:p>
          </table:table-cell>
        </table:table-row>
        <table:table-row table:style-name="TableLine94647101345744">
          <table:table-cell table:style-name="Table1.A2" office:value-type="string">
            <text:p text:style-name="P72">18</text:p>
          </table:table-cell>
          <table:table-cell table:style-name="Table1.A2" office:value-type="string">
            <text:p text:style-name="P73">Некорректный ввод</text:p>
          </table:table-cell>
          <table:table-cell table:style-name="Table1.A2" office:value-type="string">
            <text:p text:style-name="P62">-123</text:p>
          </table:table-cell>
          <table:table-cell table:style-name="Table1.A2" office:value-type="string">
            <text:p text:style-name="P74">+123.45<text:span text:style-name="T89">E+6.7</text:span></text:p>
          </table:table-cell>
          <table:table-cell table:style-name="Table1.E3" office:value-type="string">
            <text:p text:style-name="P44">Невозможно провести расчёт!</text:p>
          </table:table-cell>
        </table:table-row>
        <table:table-row table:style-name="TableLine94647101346960">
          <table:table-cell table:style-name="Table1.A20" office:value-type="string">
            <text:p text:style-name="P72">19</text:p>
          </table:table-cell>
          <table:table-cell table:style-name="Table1.B20" office:value-type="string">
            <text:p text:style-name="P73">Некорректный ввод</text:p>
          </table:table-cell>
          <table:table-cell table:style-name="Table1.C20" office:value-type="string">
            <text:p text:style-name="P61">E123</text:p>
          </table:table-cell>
          <table:table-cell table:style-name="Table1.D20" office:value-type="string">
            <text:p text:style-name="P61">1</text:p>
          </table:table-cell>
          <table:table-cell table:style-name="Table1.E20" office:value-type="string">
            <text:p text:style-name="P44">Невозможно провести расчёт!</text:p>
          </table:table-cell>
        </table:table-row>
      </table:table>
      <text:h text:style-name="P93" text:outline-level="1">Ответы на контрольные вопросы</text:h>
      <text:p text:style-name="P28">1. Каков возможный диапазон чисел, представляемых в ПК?</text:p>
      <text:p text:style-name="P37"><text:span text:style-name="T21">Диапазон чисел зависит от разрядности процессора </text:span><text:span text:style-name="T31">и выбранного типа переменной</text:span><text:span text:style-name="T21">. </text:span><text:span text:style-name="T30">Максимальное значение </text:span><text:span text:style-name="T31">64-разрядного </text:span><text:span text:style-name="T30">беззаконного целого числа равно 18 446 744 073 709 551 615.</text:span></text:p>
      <text:p text:style-name="P28">2. Какова возможная точность представления чисел, чем она определяется?</text:p>
      <text:p text:style-name="P38"><text:span text:style-name="T21">Точность представления вещественных чисел определяется количеством памяти, выделяемой для хранения мантиссы числа. Для мантиссы числа типа </text:span><text:span text:style-name="T38">double </text:span><text:span text:style-name="T21">выделяется 52 бита, с помощью этого мантисса числа может иметь значение до 4 503 599 627 370 496.</text:span></text:p>
      <text:p text:style-name="P28">3. Какие стандартные операции возможны над числами?</text:p>
      <text:p text:style-name="P27"><text:span text:style-name="T106">О</text:span>перации сложения, вычитания, умножения, деление, взятие остатка, сравнени<text:span text:style-name="T106">я, возведения в степень.</text:span></text:p>
      <text:p text:style-name="P29">4. Какой тип данных может выбрать программист, если обрабатываемые числа превышают возможный диапазон представления чисел в ПК?</text:p>
      <text:p text:style-name="P35"><text:span text:style-name="T13">Мы можем написать структуру,</text:span><text:span text:style-name="T14"> </text:span><text:span text:style-name="T13">где </text:span><text:span text:style-name="T14">мож</text:span><text:span text:style-name="T13">но</text:span><text:span text:style-name="T14"> записать мантиссу, знак числа и порядка. Также может использовать массив символов.</text:span></text:p>
      <text:p text:style-name="P28">5. Как можно осуществить операции над числами, выходящими за рамки машинного представления?</text:p>
      <text:p text:style-name="P35"><text:bookmark-start text:name="__RefHeading___Toc1505_1224043242"/><text:span text:style-name="T19">Можно использовать самостоятельно разработанные функции или библиотеки. </text:span><text:span text:style-name="T20">Те, которые поразрядно умножают/складывают числа.</text:span><text:bookmark-end text:name="__RefHeading___Toc1505_1224043242"/></text:p>
      <text:h text:style-name="P41" text:outline-level="1"><text:soft-page-break/>Вывод</text:h>
      <text:p text:style-name="P36"><text:span text:style-name="T15">И</text:span><text:span text:style-name="T16">дея длинной арифметики мне знакома давно, её реализовывал я ещё в школе, но на С++ с использованием динамических массивов. В этой работе мне было легко придумать общий концепт решения и декомпозировать задачу. Отладка заняла в 2 раза больше времени, чем написание кода. </text:span><text:span text:style-name="T17">Т.к.</text:span><text:span text:style-name="T16"> в этот раз я писал на С со статическими массивами, поэтому мне приходилось пристально следить за </text:span><text:span text:style-name="T18">границами</text:span><text:span text:style-name="T16"> массива. В целом, я повторил и закрепил знания о длинной арифметике и представлении числа.</text:span></text:p>
      <text:h text:style-name="P42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b85a22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b85a22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7a3c16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Times New Roman1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loext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loext:contextual-spacing="false" fo:text-indent="0cm" style:auto-text-indent="false" fo:background-color="#dd8047" fo:padding="0.353cm" fo:border="0.99pt solid #b85a22"/>
      <style:text-properties fo:color="#ffffff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loext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ce99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10</text:page-number></text:span></text:p>
        <text:p text:style-name="MP2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</meta:initial-creator>
    <meta:editing-cycles>93</meta:editing-cycles>
    <meta:print-date>2019-11-26T17:37:00</meta:print-date>
    <meta:creation-date>2018-12-20T06:53:00</meta:creation-date>
    <dc:date>2022-09-27T08:22:16.273972101</dc:date>
    <meta:editing-duration>PT15H44M6S</meta:editing-duration>
    <meta:generator>LibreOffice/6.4.7.2$Linux_X86_64 LibreOffice_project/40$Build-2</meta:generator>
    <meta:document-statistic meta:table-count="2" meta:image-count="1" meta:object-count="0" meta:page-count="10" meta:paragraph-count="200" meta:word-count="1071" meta:character-count="7727" meta:non-whitespace-character-count="67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